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4000000C6E73D8D3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811cm" svg:height="5.615cm" svg:x="-0.061cm" svg:y="-0.032cm">
          <draw:image xlink:href="Pictures/1000000000000194000000C6E73D8D3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7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7T19:10:54.755902256</dc:date>
    <meta:editing-duration>PT2M50S</meta:editing-duration>
    <meta:editing-cycles>1</meta:editing-cycles>
    <meta:document-statistic meta:object-count="1"/>
    <meta:generator>LibreOffice/24.2.6.2$Linux_X86_64 LibreOffice_project/420$Build-2</meta:generator>
  </office:meta>
</office:document-meta>
</file>